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content.xml" manifest:media-type="text/xml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+mn-cs" svg:font-family="+mn-cs"/>
    <style:font-face style:name="+mn-ea" svg:font-family="+mn-ea"/>
    <style:font-face style:name="+mn-lt" svg:font-family="+mn-lt"/>
    <style:font-face style:name="Calibri" svg:font-family="Calibri"/>
    <style:font-face style:name="Calibri Light" svg:font-family="'Calibri Light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 style:list-style-name="L6">
      <style:graphic-properties draw:stroke="none" svg:stroke-width="0cm" draw:fill="none" draw:textarea-vertical-align="middle" draw:auto-grow-height="false" draw:fit-to-size="shrink-to-fit" style:shrink-to-fit="true" fo:min-height="3.428cm" fo:min-width="28.702cm" fo:padding-top="0.127cm" fo:padding-bottom="0.127cm" fo:padding-left="0.254cm" fo:padding-right="0.254cm" fo:wrap-option="wrap"/>
      <style:paragraph-properties style:writing-mode="lr-tb"/>
    </style:style>
    <style:style style:name="gr2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true" draw:fit-to-size="false" style:shrink-to-fit="false" fo:padding-top="0cm" fo:padding-bottom="0cm" fo:padding-left="0cm" fo:padding-right="0cm" fo:wrap-option="no-wrap" draw:ole-draw-aspect="1" style:protect="size"/>
    </style:style>
    <style:style style:name="gr3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true" draw:fit-to-size="false" style:shrink-to-fit="false" fo:padding-top="0.125cm" fo:padding-bottom="0.125cm" fo:padding-left="0.25cm" fo:padding-right="0.25cm" fo:wrap-option="no-wrap" draw:ole-draw-aspect="1" style:protect="size"/>
    </style:style>
    <style:style style:name="gr4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" style:family="graphic" style:parent-style-name="standard">
      <style:graphic-properties draw:stroke="solid" svg:stroke-width="0.035cm" svg:stroke-color="#43729d" draw:stroke-linejoin="miter" svg:stroke-linecap="butt" draw:fill="solid" draw:fill-color="#5b9bd5" draw:textarea-vertical-align="middle" draw:auto-grow-height="false" draw:fit-to-size="false" style:shrink-to-fit="false" fo:min-height="0cm" fo:min-width="0.264cm" fo:padding-top="0.125cm" fo:padding-bottom="0.125cm" fo:padding-left="0.25cm" fo:padding-right="0.25cm" fo:wrap-option="wrap"/>
    </style:style>
    <style:style style:name="gr6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7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8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9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0" style:family="graphic">
      <style:graphic-properties style:protect="size"/>
    </style:style>
    <style:style style:name="pr1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Title_20_and_20_Content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1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hyphenate="false"/>
    </style:style>
    <style:style style:name="P2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3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4" style:family="paragraph">
      <loext:graphic-properties draw:fill="none"/>
      <style:paragraph-properties fo:margin-left="0cm" fo:margin-right="0cm" fo:margin-top="0cm" fo:margin-bottom="0cm" fo:line-height="90%" fo:text-align="start" fo:text-indent="0cm" style:punctuation-wrap="hanging" style:writing-mode="lr-tb" style:font-independent-line-spacing="true"/>
      <style:text-properties fo:font-size="44pt" fo:hyphenate="false"/>
    </style:style>
    <style:style style:name="P5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8" style:family="paragraph">
      <loext:graphic-properties draw:fill="solid" draw:fill-color="#5b9bd5"/>
      <style:paragraph-properties fo:text-align="center" style:font-independent-line-spacing="true"/>
      <style:text-properties fo:font-size="18pt"/>
    </style:style>
    <style:style style:name="P9" style:family="paragraph">
      <loext:graphic-properties draw:fill="none" draw:fill-color="#ffffff"/>
      <style:paragraph-properties fo:margin-top="0cm" fo:margin-bottom="0cm" fo:line-height="100%" fo:text-align="start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10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P11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3" style:family="text">
      <style:text-properties fo:font-variant="normal" fo:text-transform="none" fo:color="#0070c0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+mn-lt" fo:font-size="12pt" fo:letter-spacing="normal" fo:language="fr" fo:country="CH" fo:font-style="normal" style:text-underline-style="none" fo:font-weight="normal" style:font-name-asian="+mn-ea" style:font-size-asian="12pt" style:font-style-asian="normal" style:font-weight-asian="normal" style:font-name-complex="+mn-cs" style:font-size-complex="12pt" style:font-style-complex="normal" style:font-weight-complex="normal"/>
    </style:style>
    <text:list-style style:name="L1">
      <text:list-level-style-bullet text:level="1" text:bullet-char="•">
        <style:list-level-properties text:space-before="0.001cm" text:min-label-width="0.634cm"/>
        <style:text-properties style:font-name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space-before="0.001cm" text:min-label-width="0.634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70c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and_20_Content" presentation:presentation-page-layout-name="AL1T11">
        <draw:frame draw:name="Content Placeholder 1_2" presentation:style-name="pr1" draw:text-style-name="P3" draw:layer="layout" svg:width="29.209cm" svg:height="12.086cm" svg:x="1.028cm" svg:y="5.071cm" presentation:class="outline" presentation:user-transformed="true">
          <draw:text-box>
            <text:list text:style-name="L1">
              <text:list-item>
                <text:p text:style-name="P1"><text:span text:style-name="T1">Precision</text:span><text:span text:style-name="T2">: fraction of the positive predictions that are actually positive:</text:span></text:p>
              </text:list-item>
            </text:list>
            <text:p text:style-name="P2"><text:span text:style-name="T2"><text:s/></text:span></text:p>
            <text:list text:continue-numbering="true" text:style-name="L1">
              <text:list-item>
                <text:p text:style-name="P2"><text:span text:style-name="T1">Specificity</text:span><text:span text:style-name="T2">: fraction of the negative predictions that are correctly identified: </text:span></text:p>
              </text:list-item>
            </text:list>
            <text:p text:style-name="P2"><text:span text:style-name="T2"/></text:p>
            <text:list text:continue-numbering="true" text:style-name="L1">
              <text:list-item>
                <text:p text:style-name="P2"><text:span text:style-name="T1">Recall / TPR</text:span><text:span text:style-name="T2">: fraction of the positive predictions that are correctly identified:</text:span></text:p>
              </text:list-item>
            </text:list>
            <text:p text:style-name="P2"><text:span text:style-name="T2"/></text:p>
            <text:list text:continue-numbering="true" text:style-name="L1">
              <text:list-item>
                <text:p text:style-name="P2"><text:span text:style-name="T1">FPR</text:span><text:span text:style-name="T2">: 1 – Precision = </text:span></text:p>
              </text:list-item>
            </text:list>
            <text:p text:style-name="P2"><text:span text:style-name="T2"/></text:p>
            <text:list text:continue-numbering="true" text:style-name="L1">
              <text:list-item>
                <text:p text:style-name="P2"><text:span text:style-name="T1">F-measure</text:span><text:span text:style-name="T2">: harmonic mean of precision and recall: </text:span></text:p>
              </text:list-item>
            </text:list>
            <text:p text:style-name="P2"><text:span text:style-name="T2"/></text:p>
            <text:list text:continue-numbering="true" text:style-name="L1">
              <text:list-item>
                <text:p text:style-name="P2"><text:span text:style-name="T1">Accuracy</text:span><text:span text:style-name="T2">: fraction of the total predictions that are correctly identified:</text:span></text:p>
              </text:list-item>
            </text:list>
            <text:p text:style-name="P2"><text:span text:style-name="T2"/></text:p>
          </draw:text-box>
        </draw:frame>
        <draw:custom-shape draw:name="Title 20_2" draw:style-name="gr1" draw:text-style-name="P4" draw:layer="layout" svg:width="29.209cm" svg:height="3.681cm" svg:x="2.328cm" svg:y="1.01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extBox 1_2" draw:style-name="gr2" draw:text-style-name="P5" draw:layer="layout" svg:width="2.511cm" svg:height="1.452cm" svg:x="22.18cm" svg:y="4.812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name="TextBox 7_2" draw:style-name="gr2" draw:text-style-name="P5" draw:layer="layout" svg:width="2.582cm" svg:height="1.452cm" svg:x="22.986cm" svg:y="6.927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name="TextBox 9_2" draw:style-name="gr2" draw:text-style-name="P5" draw:layer="layout" svg:width="2.582cm" svg:height="1.452cm" svg:x="23.447cm" svg:y="8.961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name="Rectangle 3_2" draw:style-name="gr3" draw:text-style-name="P5" draw:layer="layout" svg:width="6.768cm" svg:height="1.846cm" svg:x="16.372cm" svg:y="12.89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name="TextBox 11_2" draw:style-name="gr2" draw:text-style-name="P5" draw:layer="layout" svg:width="5.855cm" svg:height="1.452cm" svg:x="21.763cm" svg:y="15.022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name="TextBox 12_2" draw:style-name="gr2" draw:text-style-name="P5" draw:layer="layout" svg:width="2.582cm" svg:height="1.452cm" svg:x="8.41cm" svg:y="10.995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custom-shape draw:name="Rectangle 2_2" draw:style-name="gr4" draw:text-style-name="P7" draw:layer="layout" svg:width="5.433cm" svg:height="1.775cm" svg:x="26.104cm" svg:y="5.156cm">
          <text:p text:style-name="P6"><text:span text:style-name="T3">T</text:span><text:span text:style-name="T3">o</text:span><text:span text:style-name="T3">t</text:span><text:span text:style-name="T3">a</text:span><text:span text:style-name="T3">l</text:span><text:span text:style-name="T3"> </text:span><text:span text:style-name="T3">o</text:span><text:span text:style-name="T3">f</text:span><text:span text:style-name="T3"> </text:span><text:span text:style-name="T3">p</text:span><text:span text:style-name="T3">o</text:span><text:span text:style-name="T3">s</text:span><text:span text:style-name="T3">i</text:span><text:span text:style-name="T3">t</text:span><text:span text:style-name="T3">i</text:span><text:span text:style-name="T3">v</text:span><text:span text:style-name="T3">e</text:span><text:span text:style-name="T3"> </text:span><text:span text:style-name="T3">p</text:span><text:span text:style-name="T3">r</text:span><text:span text:style-name="T3">e</text:span><text:span text:style-name="T3">d</text:span><text:span text:style-name="T3">i</text:span><text:span text:style-name="T3">c</text:span><text:span text:style-name="T3">t</text:span><text:span text:style-name="T3">i</text:span><text:span text:style-name="T3">o</text:span><text:span text:style-name="T3">n</text:span><text:span text:style-name="T3">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Left Arrow 4_2" draw:style-name="gr5" draw:text-style-name="P8" draw:layer="layout" svg:width="0.876cm" svg:height="0.451cm" svg:x="25.076cm" svg:y="5.856cm">
          <text:p/>
          <draw:enhanced-geometry draw:mirror-horizontal="false" draw:mirror-vertical="false" draw:text-areas="?f12 ?f8 ?f13 ?f9" svg:viewBox="0 0 0 0" draw:type="ooxml-leftArrow" draw:modifiers="50000 50000" draw:enhanced-path="M 0 ?f7 L ?f5 0 ?f5 ?f8 ?f13 ?f8 ?f13 ?f9 ?f5 ?f9 ?f5 ?f14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0+?f4 -0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0-?f11 "/>
            <draw:equation draw:name="f13" draw:formula="logwidth"/>
            <draw:equation draw:name="f14" draw:formula="logheight"/>
            <draw:handle draw:handle-position="?f13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Rectangle 13_2" draw:style-name="gr6" draw:text-style-name="P7" draw:layer="layout" svg:width="5.433cm" svg:height="1.775cm" svg:x="26.881cm" svg:y="7.199cm">
          <text:p text:style-name="P6"><text:span text:style-name="T3">Total of negative label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Left Arrow 14_2" draw:style-name="gr5" draw:text-style-name="P8" draw:layer="layout" svg:width="0.876cm" svg:height="0.451cm" svg:x="25.852cm" svg:y="7.899cm">
          <text:p/>
          <draw:enhanced-geometry draw:mirror-horizontal="false" draw:mirror-vertical="false" draw:text-areas="?f12 ?f8 ?f13 ?f9" svg:viewBox="0 0 0 0" draw:type="ooxml-leftArrow" draw:modifiers="50000 50000" draw:enhanced-path="M 0 ?f7 L ?f5 0 ?f5 ?f8 ?f13 ?f8 ?f13 ?f9 ?f5 ?f9 ?f5 ?f14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0+?f4 -0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0-?f11 "/>
            <draw:equation draw:name="f13" draw:formula="logwidth"/>
            <draw:equation draw:name="f14" draw:formula="logheight"/>
            <draw:handle draw:handle-position="?f13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Rectangle 15_2" draw:style-name="gr7" draw:text-style-name="P7" draw:layer="layout" svg:width="5.433cm" svg:height="1.775cm" svg:x="27.521cm" svg:y="9.333cm">
          <text:p text:style-name="P6"><text:span text:style-name="T3">Total of positive label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Left Arrow 16_2" draw:style-name="gr5" draw:text-style-name="P8" draw:layer="layout" svg:width="0.876cm" svg:height="0.451cm" svg:x="26.493cm" svg:y="10.033cm">
          <text:p/>
          <draw:enhanced-geometry draw:mirror-horizontal="false" draw:mirror-vertical="false" draw:text-areas="?f12 ?f8 ?f13 ?f9" svg:viewBox="0 0 0 0" draw:type="ooxml-leftArrow" draw:modifiers="50000 50000" draw:enhanced-path="M 0 ?f7 L ?f5 0 ?f5 ?f8 ?f13 ?f8 ?f13 ?f9 ?f5 ?f9 ?f5 ?f14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0+?f4 -0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0-?f11 "/>
            <draw:equation draw:name="f13" draw:formula="logwidth"/>
            <draw:equation draw:name="f14" draw:formula="logheight"/>
            <draw:handle draw:handle-position="?f13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Rectangle 10_2" draw:style-name="gr8" draw:text-style-name="P7" draw:layer="layout" svg:width="3.678cm" svg:height="1.013cm" svg:x="1.626cm" svg:y="9.901cm">
          <text:p text:style-name="P6"><text:span text:style-name="T1">Sensitivit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_2" draw:style-name="gr9" draw:text-style-name="P7" draw:layer="layout" svg:width="5.433cm" svg:height="1.775cm" svg:x="12.346cm" svg:y="11.321cm">
          <text:p text:style-name="P6"><text:span text:style-name="T3">Total of negative label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Left Arrow 19_2" draw:style-name="gr5" draw:text-style-name="P8" draw:layer="layout" svg:width="0.876cm" svg:height="0.451cm" svg:x="11.317cm" svg:y="12.021cm">
          <text:p/>
          <draw:enhanced-geometry draw:mirror-horizontal="false" draw:mirror-vertical="false" draw:text-areas="?f12 ?f8 ?f13 ?f9" svg:viewBox="0 0 0 0" draw:type="ooxml-leftArrow" draw:modifiers="50000 50000" draw:enhanced-path="M 0 ?f7 L ?f5 0 ?f5 ?f8 ?f13 ?f8 ?f13 ?f9 ?f5 ?f9 ?f5 ?f14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0+?f4 -0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0-?f11 "/>
            <draw:equation draw:name="f13" draw:formula="logwidth"/>
            <draw:equation draw:name="f14" draw:formula="logheight"/>
            <draw:handle draw:handle-position="?f13 ?f8" draw:handle-range-y-maximum="100000" draw:handle-range-y-minimum="0"/>
            <draw:handle draw:handle-position="?f5 0" draw:handle-range-x-maximum="?f1" draw:handle-range-x-minimum="0"/>
          </draw:enhanced-geometry>
        </draw:custom-shape>
        <presentation:notes draw:style-name="dp1">
          <draw:page-thumbnail draw:name="Slide Image Placeholder 1_0" draw:style-name="gr10" draw:layer="layout" svg:width="15.239cm" svg:height="8.572cm" svg:x="1.905cm" svg:y="3.175cm" draw:page-number="1" presentation:class="page"/>
          <draw:frame draw:name="Notes Placeholder 2_2" presentation:style-name="pr2" draw:text-style-name="P9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_2" presentation:style-name="pr3" draw:text-style-name="P11" draw:layer="layout" svg:width="8.254cm" svg:height="1.273cm" svg:x="10.791cm" svg:y="24.126cm" presentation:class="page-number" presentation:user-transformed="true">
            <draw:text-box>
              <text:p text:style-name="P10"><text:span text:style-name="T4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+mn-cs" svg:font-family="+mn-cs"/>
    <style:font-face style:name="+mn-ea" svg:font-family="+mn-ea"/>
    <style:font-face style:name="+mn-lt" svg:font-family="+mn-lt"/>
    <style:font-face style:name="Calibri" svg:font-family="Calibri"/>
    <style:font-face style:name="Calibri Light" svg:font-family="'Calibri Light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721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6.4000015258789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76cm" fo:margin-bottom="0cm" fo:text-indent="0cm"/>
      <style:text-properties fo:font-size="40.599998474121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432cm" fo:margin-bottom="0cm" fo:text-indent="0cm"/>
      <style:text-properties fo:font-size="34.799999237060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83cm" fo:margin-bottom="0cm" fo:text-indent="0cm"/>
      <style:text-properties fo:font-size="29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9cm" fo:margin-bottom="0cm" fo:text-indent="0cm"/>
      <style:text-properties fo:font-size="29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9cm" fo:margin-bottom="0cm" fo:text-indent="0cm"/>
      <style:text-properties fo:font-size="29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9cm" fo:margin-bottom="0cm" fo:text-indent="0cm"/>
      <style:text-properties fo:font-size="29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9cm" fo:margin-bottom="0cm" fo:text-indent="0cm"/>
      <style:text-properties fo:font-size="29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9cm" fo:margin-bottom="0cm" fo:text-indent="0cm"/>
      <style:text-properties fo:font-size="29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63.9000015258789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92cm" fo:margin-bottom="0cm" fo:line-height="9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33.5999984741211pt" fo:letter-spacing="normal" fo:language="fr" fo:country="F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Lohit Devanagari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473cm" fo:margin-bottom="0cm" fo:line-height="9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23.8999996185303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354cm" fo:margin-bottom="0cm" fo:line-height="9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21.6000003814697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233cm" fo:margin-bottom="0cm" fo:line-height="9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21.6000003814697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114cm" fo:margin-bottom="0cm" fo:text-indent="0cm"/>
      <style:text-properties fo:font-size="23.8999996185303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114cm" fo:margin-bottom="0cm" fo:text-indent="0cm"/>
      <style:text-properties fo:font-size="23.8999996185303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114cm" fo:margin-bottom="0cm" fo:text-indent="0cm"/>
      <style:text-properties fo:font-size="23.8999996185303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114cm" fo:margin-bottom="0cm" fo:text-indent="0cm"/>
      <style:text-properties fo:font-size="23.8999996185303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114cm" fo:margin-bottom="0cm" fo:text-indent="0cm"/>
      <style:text-properties fo:font-size="23.8999996185303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25.2000007629395pt" fo:letter-spacing="normal" fo:language="fr" fo:country="F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2.4cm" fo:page-height="22.9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5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Title_20_and_20_Content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8" style:family="presentation" style:parent-style-name="Title_20_and_20_Content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margin-top="0cm" fo:margin-bottom="0cm" fo:line-height="90%" fo:text-align="start" style:punctuation-wrap="hanging" style:writing-mode="lr-tb"/>
      <style:text-properties fo:font-size="44pt" fo:hyphenate="false"/>
    </style:style>
    <style:style style:name="MP8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9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font-size="28pt" fo:hyphenate="false"/>
    </style:style>
    <style:style style:name="MP10" style:family="paragraph">
      <style:paragraph-properties fo:margin-left="0cm" fo:margin-right="0cm" fo:margin-top="0.176cm" fo:margin-bottom="0cm" fo:line-height="90%" fo:text-align="start" fo:text-indent="0cm" style:punctuation-wrap="hanging" style:writing-mode="lr-tb"/>
      <style:text-properties fo:font-size="28pt" fo:hyphenate="false"/>
    </style:style>
    <style:style style:name="MP11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13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14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Calibri Light" fo:font-size="44pt" fo:letter-spacing="normal" fo:language="en" fo:country="US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language="en" fo:country="US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font-variant="normal" fo:text-transform="none" fo:color="#8b8b8b" style:text-line-through-style="none" style:text-line-through-type="none" style:text-position="0% 100%" style:font-name="Calibri" fo:font-size="12pt" fo:letter-spacing="normal" fo:language="fr" fo:country="CH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634cm"/>
        <style:text-properties style:font-name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634cm"/>
        <style:text-properties style:font-name="Arial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style:font-name="Aria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634cm"/>
        <style:text-properties style:font-name="Arial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style:font-name="Arial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634cm"/>
        <style:text-properties style:font-name="Arial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style:font-name="Arial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style:font-name="Arial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634cm"/>
        <style:text-properties style:font-name="Arial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style:font-name="Arial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style:font-name="Arial" fo:color="#000000" fo:font-size="100%"/>
      </text:list-level-style-bullet>
      <text:list-level-style-bullet text:level="5" text:bullet-char="•">
        <style:list-level-properties text:space-before="5.081cm" text:min-label-width="0.634cm"/>
        <style:text-properties style:font-name="Arial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  <draw:page-thumbnail draw:layer="backgroundobjects" svg:width="8.999cm" svg:height="6.36cm" svg:x="1cm" svg:y="3.092cm"/>
      <draw:page-thumbnail draw:layer="backgroundobjects" svg:width="8.999cm" svg:height="6.36cm" svg:x="1cm" svg:y="11.668cm"/>
      <draw:page-thumbnail draw:layer="backgroundobjects" svg:width="8.999cm" svg:height="6.36cm" svg:x="1cm" svg:y="20.244cm"/>
      <draw:page-thumbnail draw:layer="backgroundobjects" svg:width="8.999cm" svg:height="6.36cm" svg:x="11cm" svg:y="3.092cm"/>
      <draw:page-thumbnail draw:layer="backgroundobjects" svg:width="8.999cm" svg:height="6.36cm" svg:x="11cm" svg:y="11.668cm"/>
      <draw:page-thumbnail draw:layer="backgroundobjects" svg:width="8.999cm" svg:height="6.36cm" svg:x="11cm" svg:y="20.244cm"/>
    </style:handout-master>
    <style:master-page style:name="Default" style:page-layout-name="PM1" draw:style-name="Mdp1">
      <draw:frame presentation:style-name="Default-title" draw:layer="backgroundobjects" svg:width="29.158cm" svg:height="3.822cm" svg:x="1.619cm" svg:y="0.909cm" presentation:class="title" presentation:placeholder="true">
        <draw:text-box/>
      </draw:frame>
      <draw:frame presentation:style-name="Default-outline1" draw:layer="backgroundobjects" svg:width="29.158cm" svg:height="13.28cm" svg:x="1.619cm" svg:y="5.354cm" presentation:class="outline" presentation:placeholder="true">
        <draw:text-box/>
      </draw:frame>
      <draw:frame presentation:style-name="Mpr1" draw:text-style-name="MP2" draw:layer="backgroundobjects" svg:width="7.548cm" svg:height="1.578cm" svg:x="1.619cm" svg:y="20.857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10.269cm" svg:height="1.578cm" svg:x="11.077cm" svg:y="20.857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7.548cm" svg:height="1.578cm" svg:x="23.227cm" svg:y="20.857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Content" style:display-name="Title and Content" style:page-layout-name="PM1" draw:style-name="Mdp2">
      <draw:frame draw:name="Title 1" presentation:style-name="Mpr4" draw:text-style-name="MP8" draw:layer="backgroundobjects" svg:width="27.943cm" svg:height="4.424cm" svg:x="2.224cm" svg:y="1.217cm" presentation:class="title" presentation:user-transformed="true">
        <draw:text-box>
          <text:p text:style-name="MP7"><text:span text:style-name="MT1">Click </text:span><text:span text:style-name="MT1">to </text:span><text:span text:style-name="MT1">edit </text:span><text:span text:style-name="MT1">Maste</text:span><text:span text:style-name="MT1">r title </text:span><text:span text:style-name="MT1">style</text:span></text:p>
        </draw:text-box>
      </draw:frame>
      <draw:frame draw:name="Content Placeholder 2" presentation:style-name="Mpr5" draw:text-style-name="MP11" draw:layer="backgroundobjects" svg:width="27.943cm" svg:height="14.528cm" svg:x="2.224cm" svg:y="6.091cm" presentation:class="outline" presentation:user-transformed="true">
        <draw:text-box>
          <text:list text:style-name="ML4">
            <text:list-item>
              <text:p text:style-name="MP9"><text:span text:style-name="MT2">Edit Master text styles</text:span></text:p>
            </text:list-item>
          </text:list>
          <text:list text:style-name="ML5">
            <text:list-item>
              <text:list>
                <text:list-item>
                  <text:p text:style-name="MP10"><text:span text:style-name="MT3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0"><text:span text:style-name="MT4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0"><text:span text:style-name="MT5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0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" draw:text-style-name="MP13" draw:layer="backgroundobjects" svg:width="7.288cm" svg:height="1.218cm" svg:x="2.224cm" svg:y="21.221cm" presentation:class="date-time" presentation:user-transformed="true">
        <draw:text-box>
          <text:p text:style-name="MP12"><text:span text:style-name="MT6"><text:date style:data-style-name="D1" text:date-value="2021-07-22">22.07.21</text:date></text:span></text:p>
        </draw:text-box>
      </draw:frame>
      <draw:frame draw:name="Footer Placeholder 4" presentation:style-name="Mpr6" draw:text-style-name="MP13" draw:layer="backgroundobjects" svg:width="10.933cm" svg:height="1.218cm" svg:x="10.729cm" svg:y="21.221cm" presentation:class="footer" presentation:user-transformed="true">
        <draw:text-box>
          <text:p/>
        </draw:text-box>
      </draw:frame>
      <draw:frame draw:name="Slide Number Placeholder 5" presentation:style-name="Mpr6" draw:text-style-name="MP13" draw:layer="backgroundobjects" svg:width="7.288cm" svg:height="1.218cm" svg:x="22.879cm" svg:y="21.221cm" presentation:class="page-number" presentation:user-transformed="true">
        <draw:text-box>
          <text:p text:style-name="MP14"><text:span text:style-name="MT6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18.665cm" svg:height="11.136cm" svg:x="1.166cm" svg:y="2.256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2cm" svg:height="1.484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4" draw:layer="backgroundobjects" svg:width="9.112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8" draw:text-style-name="MP2" draw:layer="backgroundobjects" svg:width="9.112cm" svg:height="1.484cm" svg:x="0cm" svg:y="28.214cm" presentation:class="footer">
          <draw:text-box>
            <text:p text:style-name="MP1"><presentation:footer/></text:p>
          </draw:text-box>
        </draw:frame>
        <draw:frame presentation:style-name="Mpr8" draw:text-style-name="MP4" draw:layer="backgroundobjects" svg:width="9.112cm" svg:height="1.484cm" svg:x="11.886cm" svg:y="28.214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22T13:19:53.717631226</meta:creation-date>
    <dc:date>2021-07-22T13:25:46.571971259</dc:date>
    <meta:editing-duration>PT5M53S</meta:editing-duration>
    <meta:editing-cycles>1</meta:editing-cycles>
    <meta:document-statistic meta:object-count="52"/>
    <meta:generator>LibreOffice/6.4.7.2$Linux_X86_64 LibreOffice_project/40$Build-2</meta:generator>
  </office:meta>
</office:document-meta>
</file>

<file path=Object 10/content.xml><?xml version="1.0" encoding="utf-8"?>
<math xmlns="http://www.w3.org/1998/Math/MathML" display="block">
  <semantics>
    <mrow>
      <mn>2</mn>
      <mi>∗</mi>
      <mfrac>
        <mrow>
          <mi mathvariant="italic">𝑝𝑟𝑒𝑐𝑖𝑠𝑖𝑜𝑛</mi>
          <mi>∗</mi>
          <mi mathvariant="italic">𝑟𝑒𝑐𝑎𝑙𝑙</mi>
        </mrow>
        <mrow>
          <mi mathvariant="italic">𝑝𝑟𝑒𝑐𝑖𝑠𝑖𝑜𝑛</mi>
          <mo stretchy="false">+</mo>
          <mi mathvariant="italic">𝑟𝑒𝑐𝑎𝑙𝑙</mi>
        </mrow>
      </mfrac>
    </mrow>
    <annotation encoding="StarMath 5.0">2∗ {𝑝𝑟𝑒𝑐𝑖𝑠𝑖𝑜𝑛  ∗ 𝑟𝑒𝑐𝑎𝑙𝑙} over {𝑝𝑟𝑒𝑐𝑖𝑠𝑖𝑜𝑛 + 𝑟𝑒𝑐𝑎𝑙𝑙}</annotation>
  </semantics>
</math>
</file>

<file path=Object 11/content.xml><?xml version="1.0" encoding="utf-8"?>
<math xmlns="http://www.w3.org/1998/Math/MathML" display="block">
  <semantics>
    <mfrac>
      <mrow>
        <mi mathvariant="italic">𝑇𝑃</mi>
        <mo stretchy="false">+</mo>
        <mi mathvariant="italic">𝑇𝑁</mi>
      </mrow>
      <mrow>
        <mi mathvariant="italic">𝑇𝑁</mi>
        <mo stretchy="false">+</mo>
        <mi mathvariant="italic">𝑇𝑁</mi>
        <mo stretchy="false">+</mo>
        <mi mathvariant="italic">𝐹𝑃</mi>
        <mo stretchy="false">+</mo>
        <mi mathvariant="italic">𝐹𝑁</mi>
      </mrow>
    </mfrac>
    <annotation encoding="StarMath 5.0">{𝑇𝑃 + 𝑇𝑁} over {𝑇𝑁 + 𝑇𝑁 + 𝐹𝑃 + 𝐹𝑁}</annotation>
  </semantics>
</math>
</file>

<file path=Object 12/content.xml><?xml version="1.0" encoding="utf-8"?>
<math xmlns="http://www.w3.org/1998/Math/MathML" display="block">
  <semantics>
    <mfrac>
      <mi mathvariant="italic">𝐹𝑃</mi>
      <mrow>
        <mi mathvariant="italic">𝑇𝑁</mi>
        <mo stretchy="false">+</mo>
        <mi mathvariant="italic">𝐹𝑃</mi>
      </mrow>
    </mfrac>
    <annotation encoding="StarMath 5.0">{𝐹𝑃} over {𝑇𝑁 + 𝐹𝑃}</annotation>
  </semantics>
</math>
</file>

<file path=Object 7/content.xml><?xml version="1.0" encoding="utf-8"?>
<math xmlns="http://www.w3.org/1998/Math/MathML" display="block">
  <semantics>
    <mfrac>
      <mi mathvariant="italic">𝑇𝑃</mi>
      <mrow>
        <mi mathvariant="italic">𝑇𝑃</mi>
        <mo stretchy="false">+</mo>
        <mi mathvariant="italic">𝐹𝑃</mi>
      </mrow>
    </mfrac>
    <annotation encoding="StarMath 5.0">{𝑇𝑃} over {𝑇𝑃 + 𝐹𝑃}</annotation>
  </semantics>
</math>
</file>

<file path=Object 8/content.xml><?xml version="1.0" encoding="utf-8"?>
<math xmlns="http://www.w3.org/1998/Math/MathML" display="block">
  <semantics>
    <mfrac>
      <mi mathvariant="italic">𝑇𝑁</mi>
      <mrow>
        <mi mathvariant="italic">𝑇𝑁</mi>
        <mo stretchy="false">+</mo>
        <mi mathvariant="italic">𝐹𝑃</mi>
      </mrow>
    </mfrac>
    <annotation encoding="StarMath 5.0">{𝑇𝑁} over {𝑇𝑁 + 𝐹𝑃}</annotation>
  </semantics>
</math>
</file>

<file path=Object 9/content.xml><?xml version="1.0" encoding="utf-8"?>
<math xmlns="http://www.w3.org/1998/Math/MathML" display="block">
  <semantics>
    <mfrac>
      <mi mathvariant="italic">𝑇𝑃</mi>
      <mrow>
        <mi mathvariant="italic">𝑇𝑃</mi>
        <mo stretchy="false">+</mo>
        <mi mathvariant="italic">𝐹𝑁</mi>
      </mrow>
    </mfrac>
    <annotation encoding="StarMath 5.0">{𝑇𝑃} over {𝑇𝑃 + 𝐹𝑁}</annotation>
  </semantics>
</math>
</file>